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3778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" style:family="table">
      <style:table-properties style:width="7.1625in" fo:margin-left="-0.075in" table:align="left" style:writing-mode="lr-tb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1.1813in"/>
    </style:style>
    <style:style style:name="Table3.C" style:family="table-column">
      <style:table-column-properties style:column-width="1.7715in"/>
    </style:style>
    <style:style style:name="Table3.D" style:family="table-column">
      <style:table-column-properties style:column-width="1.4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1576in" fo:keep-together="auto"/>
    </style:style>
    <style:style style:name="Table3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7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ConsPlusNonformat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ConsPlusNonformat">
      <style:paragraph-properties fo:text-align="justify" style:justify-single-word="false"/>
    </style:style>
    <style:style style:name="P11" style:family="paragraph" style:parent-style-name="ConsPlusNonformat">
      <style:paragraph-properties fo:margin-left="0in" fo:margin-right="0in" fo:text-align="justify" style:justify-single-word="false" fo:text-indent="0.4925in" style:auto-text-indent="false"/>
    </style:style>
    <style:style style:name="P12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В Федеральное агентство<text:line-break/>воздушного транспорта</text:p>
      <text:p text:style-name="P3">ЗАЯВЛЕНИЕ</text:p>
      <text:p text:style-name="P13"/>
      <text:p text:style-name="P11"><text:span text:style-name="T1">Прошу внести изменения в учетную запись в связи со сменой владельца беспилотного воздушного судна.</text:span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5"><text:span text:style-name="T3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Учетный номер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5"><text:span text:style-name="T3">Новый владелец (юридическое лицо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0"><text:span text:style-name="T1">Полное наименование</text:span></text:p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ОГР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ИН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0"><text:span text:style-name="T1">Адрес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0"><text:span text:style-name="T1">Номер телефона (телефакса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0"><text:span text:style-name="T1">Адрес электронной почты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0"><text:span text:style-name="T2">Причина изменения сведений о владельце </text:span></text:p>
            <text:p text:style-name="P10"><text:span text:style-name="T2">(</text:span><text:span text:style-name="T1">продажа, дарение, иное законное основание (указать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2" office:value-type="string">
            <text:p text:style-name="P10"><text:span text:style-name="T2">Дата</text:span><text:span text:style-name="T1"> </text:span><text:span text:style-name="T2">изменения сведений о владельце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16"/>
      <text:p text:style-name="P6"/>
      <text:p text:style-name="P8"/>
      <text:p text:style-name="P8"/>
      <text:p text:style-name="P8">Новый владелец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<text:span text:style-name="T1">«__» __________ 20__ г.</text:span></text:p>
          </table:table-cell>
          <table:table-cell table:style-name="Table2.A1" office:value-type="string">
            <text:p text:style-name="P4">Руководитель 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(должность) <text:s text:c="2"/></text:p>
          </table:table-cell>
          <table:table-cell table:style-name="Table2.C2" office:value-type="string">
            <text:p text:style-name="P4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8"/>
      <text:p text:style-name="P8"><text:soft-page-break/>Предыдущий владелец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<text:span text:style-name="T1">«__» __________ 20__ г.</text:span></text:p>
          </table:table-cell>
          <table:table-cell table:style-name="Table3.A1" office:value-type="string">
            <text:p text:style-name="P4">Владелец</text:p>
          </table:table-cell>
          <table:table-cell table:style-name="Table3.C1" office:value-type="string">
            <text:p text:style-name="P5"/>
          </table:table-cell>
          <table:table-cell table:style-name="Table3.A1" office:value-type="string">
            <text:p text:style-name="P2"/>
          </table:table-cell>
        </table:table-row>
        <table:table-row table:style-name="Table3.2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C2" office:value-type="string">
            <text:p text:style-name="P9">подпись</text:p>
          </table:table-cell>
          <table:table-cell table:style-name="Table3.A1" office:value-type="string">
            <text:p text:style-name="P1"><text:span text:style-name="T1">Фамилия И.О.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2:51:00</meta:creation-date>
    <dc:creator>Медич Светлана</dc:creator>
    <dc:date>2019-09-30T14:43:00</dc:date>
    <meta:print-date>2019-09-30T11:33:00</meta:print-date>
    <meta:editing-cycles>6</meta:editing-cycles>
    <meta:editing-duration>PT5M</meta:editing-duration>
    <meta:document-statistic meta:table-count="3" meta:image-count="0" meta:object-count="0" meta:page-count="2" meta:paragraph-count="26" meta:word-count="78" meta:character-count="586" meta:non-whitespace-character-count="527"/>
    <meta:generator>LibreOffice/6.4.3.2$Linux_X86_64 LibreOffice_project/40$Build-2</meta:generator>
  </office:meta>
</office:document-meta>
</file>